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pitch="variable"/>
    <style:font-face style:name="Courier New" svg:font-family="'Courier New'" style:font-pitch="variable"/>
    <style:font-face style:name="DejaVu Sans" svg:font-family="'DejaVu Sans', 'Times New Roman'" style:font-family-generic="roman" style:font-pitch="variable"/>
    <style:font-face style:name="Mangal" svg:font-family="Mangal" style:font-family-generic="system" style:font-pitch="variable"/>
    <style:font-face style:name="OpenSymbol" svg:font-family="OpenSymbol" style:font-charset="x-symbol"/>
    <style:font-face style:name="OpenSymbol1" svg:font-family="OpenSymbol, 'ヒラギノ角ゴ Pro W3'"/>
    <style:font-face style:name="SimSun" svg:font-family="SimSun" style:font-family-generic="system" style:font-pitch="variable"/>
    <style:font-face style:name="Symbol" svg:font-family="Symbol" style:font-pitch="variable" style:font-charset="x-symbol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6.4in" fo:margin-left="-0.075in" table:align="left" style:writing-mode="lr-tb"/>
    </style:style>
    <style:style style:name="Table1.A" style:family="table-column">
      <style:table-column-properties style:column-width="3.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orphans="0" fo:widows="0" style:snap-to-layout-grid="false"/>
      <style:text-properties officeooo:rsid="00138bc8" officeooo:paragraph-rsid="00138bc8"/>
    </style:style>
    <style:style style:name="P3" style:family="paragraph" style:parent-style-name="Standard">
      <style:paragraph-properties fo:text-align="end" style:justify-single-word="false" fo:orphans="0" fo:widows="0"/>
      <style:text-properties officeooo:rsid="00138bc8" officeooo:paragraph-rsid="00138bc8"/>
    </style:style>
    <style:style style:name="P4" style:family="paragraph" style:parent-style-name="Standard">
      <style:text-properties officeooo:rsid="00189a3a" officeooo:paragraph-rsid="00189a3a"/>
    </style:style>
    <style:style style:name="P5" style:family="paragraph" style:parent-style-name="Heading_20_1">
      <style:text-properties officeooo:paragraph-rsid="00138bc8"/>
    </style:style>
    <style:style style:name="P6" style:family="paragraph" style:parent-style-name="Heading_20_1">
      <style:text-properties officeooo:rsid="00226985" officeooo:paragraph-rsid="00226985"/>
    </style:style>
    <style:style style:name="P7" style:family="paragraph" style:parent-style-name="Name" style:master-page-name="Standard">
      <style:paragraph-properties style:page-number="auto"/>
      <style:text-properties officeooo:paragraph-rsid="00138bc8"/>
    </style:style>
    <style:style style:name="P8" style:family="paragraph" style:parent-style-name="Name">
      <style:text-properties officeooo:paragraph-rsid="00138bc8"/>
    </style:style>
    <style:style style:name="P9" style:family="paragraph" style:parent-style-name="Standard" style:list-style-name="WW8Num6">
      <style:text-properties officeooo:paragraph-rsid="001d36dd"/>
    </style:style>
    <style:style style:name="P10" style:family="paragraph" style:parent-style-name="Standard" style:list-style-name="WW8Num6">
      <style:paragraph-properties>
        <style:tab-stops>
          <style:tab-stop style:position="6in" style:type="right"/>
        </style:tab-stops>
      </style:paragraph-properties>
      <style:text-properties officeooo:paragraph-rsid="00138bc8"/>
    </style:style>
    <style:style style:name="P11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paragraph-rsid="001ef7db"/>
    </style:style>
    <style:style style:name="P12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paragraph-rsid="00226985"/>
    </style:style>
    <style:style style:name="P13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paragraph-rsid="00232452"/>
    </style:style>
    <style:style style:name="P14" style:family="paragraph" style:parent-style-name="Standard" style:list-style-name="WW8Num6">
      <style:text-properties fo:font-weight="normal" officeooo:rsid="00138bc8" officeooo:paragraph-rsid="00138bc8" style:font-weight-asian="normal" style:font-weight-complex="normal"/>
    </style:style>
    <style:style style:name="P15" style:family="paragraph" style:parent-style-name="Standard" style:list-style-name="WW8Num6">
      <style:text-properties fo:font-weight="normal" officeooo:rsid="00138bc8" officeooo:paragraph-rsid="00226985" style:font-weight-asian="normal" style:font-weight-complex="normal"/>
    </style:style>
    <style:style style:name="P16" style:family="paragraph" style:parent-style-name="Standard" style:list-style-name="WW8Num2">
      <style:text-properties officeooo:paragraph-rsid="0015c8d2"/>
    </style:style>
    <style:style style:name="P17" style:family="paragraph" style:parent-style-name="Standard" style:list-style-name="WW8Num2">
      <style:text-properties officeooo:paragraph-rsid="00189a3a"/>
    </style:style>
    <style:style style:name="P18" style:family="paragraph" style:parent-style-name="Standard" style:list-style-name="WW8Num2">
      <style:text-properties officeooo:rsid="0015c8d2" officeooo:paragraph-rsid="0015c8d2"/>
    </style:style>
    <style:style style:name="P19" style:family="paragraph" style:parent-style-name="Standard" style:list-style-name="WW8Num2">
      <style:text-properties officeooo:rsid="00177773" officeooo:paragraph-rsid="00177773"/>
    </style:style>
    <style:style style:name="P20" style:family="paragraph" style:parent-style-name="Standard" style:list-style-name="WW8Num2">
      <style:text-properties officeooo:rsid="00177773" officeooo:paragraph-rsid="00240718"/>
    </style:style>
    <style:style style:name="P21" style:family="paragraph" style:parent-style-name="Standard" style:list-style-name="WW8Num2">
      <style:text-properties officeooo:rsid="00207d88" officeooo:paragraph-rsid="00207d88"/>
    </style:style>
    <style:style style:name="P22" style:family="paragraph" style:parent-style-name="Standard" style:list-style-name="L2">
      <style:paragraph-properties>
        <style:tab-stops>
          <style:tab-stop style:position="6in" style:type="right"/>
        </style:tab-stops>
      </style:paragraph-properties>
      <style:text-properties officeooo:rsid="00232452" officeooo:paragraph-rsid="00232452"/>
    </style:style>
    <style:style style:name="P23" style:family="paragraph" style:parent-style-name="Standard" style:list-style-name="L2">
      <style:paragraph-properties>
        <style:tab-stops>
          <style:tab-stop style:position="6in" style:type="right"/>
        </style:tab-stops>
      </style:paragraph-properties>
      <style:text-properties officeooo:rsid="00240718" officeooo:paragraph-rsid="00240718"/>
    </style:style>
    <style:style style:name="P24" style:family="paragraph" style:parent-style-name="Standard" style:list-style-name="L3">
      <style:paragraph-properties>
        <style:tab-stops>
          <style:tab-stop style:position="6in" style:type="right"/>
        </style:tab-stops>
      </style:paragraph-properties>
      <style:text-properties officeooo:rsid="00240718" officeooo:paragraph-rsid="00240718"/>
    </style:style>
    <style:style style:name="P25" style:family="paragraph" style:parent-style-name="Standard" style:list-style-name="L3">
      <style:paragraph-properties style:writing-mode="lr-tb">
        <style:tab-stops>
          <style:tab-stop style:position="6in" style:type="right"/>
        </style:tab-stops>
      </style:paragraph-properties>
      <style:text-properties officeooo:rsid="00240718" officeooo:paragraph-rsid="00240718"/>
    </style:style>
    <style:style style:name="P26" style:family="paragraph" style:parent-style-name="Standard">
      <style:text-properties officeooo:rsid="00259732" officeooo:paragraph-rsid="00259732"/>
    </style:style>
    <style:style style:name="T1" style:family="text">
      <style:text-properties fo:font-weight="bold" officeooo:rsid="00138bc8" style:font-weight-asian="bold" style:font-weight-complex="bold"/>
    </style:style>
    <style:style style:name="T2" style:family="text">
      <style:text-properties fo:font-weight="bold" officeooo:rsid="0015c8d2" style:font-weight-asian="bold"/>
    </style:style>
    <style:style style:name="T3" style:family="text">
      <style:text-properties fo:font-weight="bold" officeooo:rsid="0016e4e6" style:font-weight-asian="bold"/>
    </style:style>
    <style:style style:name="T4" style:family="text">
      <style:text-properties fo:font-weight="bold" officeooo:rsid="00226985" style:font-weight-asian="bold"/>
    </style:style>
    <style:style style:name="T5" style:family="text">
      <style:text-properties fo:font-weight="bold" officeooo:rsid="00232452" style:font-weight-asian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ef7db" style:font-weight-asian="normal" style:font-weight-complex="normal"/>
    </style:style>
    <style:style style:name="T8" style:family="text">
      <style:text-properties fo:font-weight="normal" officeooo:rsid="00226985" style:font-weight-asian="normal" style:font-weight-complex="normal"/>
    </style:style>
    <style:style style:name="T9" style:family="text">
      <style:text-properties fo:font-weight="normal" officeooo:rsid="001d36dd" style:font-weight-asian="normal" style:font-weight-complex="normal"/>
    </style:style>
    <style:style style:name="T10" style:family="text">
      <style:text-properties fo:font-weight="normal" officeooo:rsid="001e41df" style:font-weight-asian="normal" style:font-weight-complex="normal"/>
    </style:style>
    <style:style style:name="T11" style:family="text">
      <style:text-properties officeooo:rsid="0013e965"/>
    </style:style>
    <style:style style:name="T12" style:family="text">
      <style:text-properties officeooo:rsid="0016e4e6"/>
    </style:style>
    <style:style style:name="T13" style:family="text">
      <style:text-properties officeooo:rsid="00177773"/>
    </style:style>
    <style:style style:name="T14" style:family="text">
      <style:text-properties officeooo:rsid="001a8e05"/>
    </style:style>
    <style:style style:name="T15" style:family="text">
      <style:text-properties officeooo:rsid="0015c8d2"/>
    </style:style>
    <style:style style:name="T16" style:family="text">
      <style:text-properties fo:font-style="italic" fo:font-weight="normal" officeooo:rsid="0013e965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226985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232452" style:font-style-asian="italic" style:font-weight-asian="normal" style:font-style-complex="italic" style:font-weight-complex="normal"/>
    </style:style>
    <style:style style:name="T19" style:family="text">
      <style:text-properties officeooo:rsid="00207d88"/>
    </style:style>
    <style:style style:name="T20" style:family="text">
      <style:text-properties officeooo:rsid="00226985"/>
    </style:style>
    <style:style style:name="T21" style:family="text">
      <style:text-properties officeooo:rsid="00138bc8"/>
    </style:style>
    <style:style style:name="T22" style:family="text">
      <style:text-properties officeooo:rsid="00189a3a"/>
    </style:style>
    <style:style style:name="T23" style:family="text">
      <style:text-properties officeooo:rsid="00232452"/>
    </style:style>
    <style:style style:name="T24" style:family="text">
      <style:text-properties officeooo:rsid="00240718"/>
    </style:style>
    <style:style style:name="T25" style:family="text">
      <style:text-properties officeooo:rsid="002492ca"/>
    </style:style>
    <style:style style:name="T26" style:family="text">
      <style:text-properties officeooo:rsid="0025973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21">Casey Burhoe</text:span></text:p>
      <text:p text:style-name="P8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2">2828 N Calvert St.</text:p>
            <text:p text:style-name="P2">Baltimore, MD 21218</text:p>
          </table:table-cell>
          <table:table-cell table:style-name="Table1.A1" office:value-type="string">
            <text:p text:style-name="P3">casey.burhoe@gmail.com</text:p>
            <text:p text:style-name="P3">Linkedin: @casey-burhoe</text:p>
          </table:table-cell>
        </table:table-row>
      </table:table>
      <text:p text:style-name="Standard"/>
      <text:h text:style-name="Heading_20_1" text:outline-level="1">Objective</text:h>
      <text:p text:style-name="P26">Goal-oriented software engineer with network and application security experience, eager to help develop networking software that is secure-by-design.</text:p>
      <text:h text:style-name="P5" text:outline-level="1"><text:span text:style-name="T21">Education</text:span></text:h>
      <text:list text:style-name="WW8Num6">
        <text:list-header>
          <text:p text:style-name="P10"><text:span text:style-name="T1">Johns Hopkins University</text:span><text:span text:style-name="T6"><text:tab/></text:span><text:span text:style-name="T8">Baltimore, MD</text:span></text:p>
          <text:p text:style-name="P15">B.S. in Computer Science and Cognitive Science<text:tab/><text:tab/><text:tab/> <text:s text:c="3"/><text:span text:style-name="T20">May</text:span> 2025</text:p>
          <text:p text:style-name="P14">Coursework <text:span text:style-name="T20">in</text:span> Security <text:span text:style-name="T26">and Privacy in</text:span> Computing, Computer Systems, Data Structures</text:p>
          <text:p text:style-name="P9"><text:span text:style-name="T9">Hands on security experience with SEED Security Labs, built a basic </text:span><text:span text:style-name="T10">C++</text:span><text:span text:style-name="T9"> chat server </text:span></text:p>
        </text:list-header>
      </text:list>
      <text:h text:style-name="Heading_20_1" text:outline-level="1">Experience</text:h>
      <text:p text:style-name="P11"><text:span text:style-name="T2">Johns Hopkins Financial Systems Administration <text:tab/></text:span><text:span text:style-name="T7">Baltimore, MD</text:span></text:p>
      <text:p text:style-name="P11"><text:span text:style-name="T16">Computer Desktop Support</text:span><text:tab/><text:span text:style-name="T13">March</text:span><text:span text:style-name="T12"> </text:span>20<text:span text:style-name="T11">23</text:span> – <text:span text:style-name="T12">Present</text:span></text:p>
      <text:list text:style-name="WW8Num2">
        <text:list-item>
          <text:p text:style-name="P18">Troubleshoot help desk inquiries for ~200 financial services staff</text:p>
        </text:list-item>
        <text:list-item>
          <text:p text:style-name="P18">Collaborat<text:span text:style-name="T12">e</text:span> with systems engineers to <text:span text:style-name="T24">t</text:span>est and validat<text:span text:style-name="T12">e </text:span>software products <text:span text:style-name="T19">for deployment (Microsoft Office ProPlus 2021, M365, Windows 11)</text:span></text:p>
        </text:list-item>
        <text:list-item>
          <text:p text:style-name="P18">Manag<text:span text:style-name="T12">e</text:span> computers and peripheral hardware</text:p>
        </text:list-item>
        <text:list-item>
          <text:p text:style-name="P21">Collect and validate inventory data including location of hardware, user information, model numbers, software versions, etc.</text:p>
        </text:list-item>
        <text:list-item>
          <text:p text:style-name="P16"><text:span text:style-name="T15">Develop PowerShell scripts for </text:span><text:span text:style-name="T19">automating software version information gathering during update deployments</text:span></text:p>
        </text:list-item>
      </text:list>
      <text:p text:style-name="P11"><text:span text:style-name="T3">Allergy &amp; Asthma Associates of Maine</text:span><text:span text:style-name="T2"> <text:tab/></text:span><text:span text:style-name="T7">Portland, ME</text:span></text:p>
      <text:p text:style-name="P11"><text:span text:style-name="T16">IT Support Intern</text:span><text:tab/><text:span text:style-name="T12">June </text:span>20<text:span text:style-name="T11">21 – </text:span><text:span text:style-name="T12">August 2021</text:span></text:p>
      <text:list text:continue-numbering="true" text:style-name="WW8Num2">
        <text:list-item>
          <text:p text:style-name="P20">Provide swift support turnaround times for ~20 medical and administrative staff <text:span text:style-name="T20">while t</text:span>ak<text:span text:style-name="T20">ing</text:span> the needs of patients and providers into account</text:p>
        </text:list-item>
        <text:list-item>
          <text:p text:style-name="P19">Implement a patient waiting room self-service kiosk for appointment check-ins</text:p>
        </text:list-item>
        <text:list-item>
          <text:p text:style-name="P19">Consult medical device and software documentation to <text:span text:style-name="T24">assist</text:span> staff <text:span text:style-name="T24">with</text:span> their use</text:p>
        </text:list-item>
        <text:list-item>
          <text:p text:style-name="P17"><text:span text:style-name="T22">Enable providers to access medical records stored in legacy EMR software</text:span></text:p>
        </text:list-item>
      </text:list>
      <text:h text:style-name="P6" text:outline-level="1">Leadership &amp; Community Service</text:h>
      <text:p text:style-name="P12"><text:span text:style-name="T4">Ancient Baltimore Lodge #234 AF&amp;AM</text:span><text:span text:style-name="T2"> <text:tab/></text:span><text:span text:style-name="T7">Baltimore, MD</text:span></text:p>
      <text:p text:style-name="P12"><text:span text:style-name="T17">Junior Deacon</text:span><text:tab/><text:span text:style-name="T20">November</text:span><text:span text:style-name="T12"> </text:span>20<text:span text:style-name="T11">23</text:span> – <text:span text:style-name="T12">Present</text:span></text:p>
      <text:list text:style-name="L3">
        <text:list-item>
          <text:p text:style-name="P24">Assess and select scholarship applications for our annual college scholarship awards</text:p>
        </text:list-item>
        <text:list-item>
          <text:p text:style-name="P25">Coordinate with local Good Shepherd UMC to host 4 annual free community meals, serving over 30 members of the community per meal</text:p>
        </text:list-item>
      </text:list>
      <text:p text:style-name="P13"><text:span text:style-name="T5">Johns Hopkins Men’s Rugby</text:span><text:span text:style-name="T2"> </text:span><text:span text:style-name="T5">F.C.</text:span><text:span text:style-name="T2"><text:tab/></text:span><text:span text:style-name="T7">Baltimore, MD</text:span></text:p>
      <text:p text:style-name="P13"><text:span text:style-name="T18">Match Secretary, Treasurer</text:span><text:tab/><text:span text:style-name="T20">November</text:span><text:span text:style-name="T12"> </text:span>20<text:span text:style-name="T11">2</text:span><text:span text:style-name="T23">1</text:span> – <text:span text:style-name="T23">December 2023</text:span></text:p>
      <text:list text:style-name="L2">
        <text:list-item>
          <text:p text:style-name="P22"><text:span text:style-name="T25">Organize</text:span> home and away matches with 6+ teams in the Mid-Atlantic conference</text:p>
        </text:list-item>
        <text:list-item>
          <text:p text:style-name="P23">Manage and increase club budget to purchase new player kits, balls and contact equipment for practices, pay a professional coach, and pay for transportation to <text:span text:style-name="T25">matches</text:span></text:p>
        </text:list-item>
      </text:list>
      <text:h text:style-name="P5" text:outline-level="1"><text:span text:style-name="T21">Skills</text:span></text:h>
      <text:p text:style-name="P4">C, C++, Python, PowerShell, <text:span text:style-name="T14">Batch</text:span>, Assembly, Linux-based operating systems, Windows operating systems, Excel, Word, networking, VirtualBox, <text:span text:style-name="T14">concurrency frameworks, data structures and algorithms,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pitch="variable"/>
    <style:font-face style:name="Courier New" svg:font-family="'Courier New'" style:font-pitch="variable"/>
    <style:font-face style:name="DejaVu Sans" svg:font-family="'DejaVu Sans', 'Times New Roman'" style:font-family-generic="roman" style:font-pitch="variable"/>
    <style:font-face style:name="Mangal" svg:font-family="Mangal" style:font-family-generic="system" style:font-pitch="variable"/>
    <style:font-face style:name="OpenSymbol" svg:font-family="OpenSymbol" style:font-charset="x-symbol"/>
    <style:font-face style:name="OpenSymbol1" svg:font-family="OpenSymbol, 'ヒラギノ角ゴ Pro W3'"/>
    <style:font-face style:name="SimSun" svg:font-family="SimSun" style:font-family-generic="system" style:font-pitch="variable"/>
    <style:font-face style:name="Symbol" svg:font-family="Symbol" style:font-pitch="variable" style:font-charset="x-symbol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, 'Times New Roman'" style:font-family-generic-asian="roman" style:font-pitch-asian="variable" style:font-size-asian="14pt" style:font-name-complex="DejaVu Sans" style:font-family-complex="'DejaVu Sans', 'Times New Roman'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25in" fo:margin-right="0in" fo:text-indent="0in" style:auto-text-indent="false" fo:padding-left="0in" fo:padding-right="0in" fo:padding-top="0in" fo:padding-bottom="0.0138in" fo:border-left="none" fo:border-right="none" fo:border-top="none" fo:border-bottom="0.51pt solid #000000" fo:keep-with-next="always"/>
      <style:text-properties fo:font-variant="small-caps" fo:font-weight="bold" style:letter-kerning="true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tyle="italic" fo:font-weight="bold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style:contextual-spacing="false" fo:keep-with-next="always"/>
      <style:text-properties style:font-name-complex="Arial" style:font-family-complex="Arial" style:font-family-generic-complex="swiss" style:font-pitch-complex="variable" style:font-size-complex="13pt" style:font-weight-complex="bold"/>
    </style:style>
    <style:style style:name="Name" style:family="paragraph" style:parent-style-name="Standard">
      <style:paragraph-properties fo:margin-left="-0.25in" fo:margin-right="0in" fo:text-indent="0in" style:auto-text-indent="false"/>
      <style:text-properties fo:font-variant="small-caps" fo:font-size="20pt" fo:font-weight="bold" style:font-size-asian="20pt" style:font-weight-asian="bold"/>
    </style:style>
    <style:style style:name="Text_20_body_20_indent" style:display-name="Text body indent" style:family="paragraph" style:parent-style-name="Standard" style:class="text">
      <style:paragraph-properties fo:margin-left="0in" fo:margin-right="0in" fo:text-indent="0.5in" style:auto-text-indent="false">
        <style:tab-stops>
          <style:tab-stop style:position="0.25in"/>
          <style:tab-stop style:position="0.5in"/>
        </style:tab-stops>
      </style:paragraph-properties>
      <style:text-properties fo:color="#000000" loext:opacity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fo:language="none" fo:country="none" style:font-size-asian="8pt" style:font-name-complex="Tahoma" style:font-family-complex="Tahoma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Note_20_Level_20_2" style:display-name="Note Level 2" style:family="paragraph">
      <style:paragraph-properties fo:orphans="2" fo:widows="2"/>
      <style:text-properties style:use-window-font-color="true" loext:opacity="0%" style:font-name="Calibri" fo:font-family="Calibri" style:font-pitch="variable" fo:font-size="11pt" fo:language="en" fo:country="US" style:font-name-asian="Calibri" style:font-family-asian="Calibri" style:font-pitch-asian="variable" style:font-size-asian="11pt" style:font-name-complex="Calibri" style:font-family-complex="Calibri" style:font-pitch-complex="variable" style:font-size-complex="11pt" style:language-complex="ar" style:country-complex="SA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4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4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5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5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6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6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8z1" style:family="text">
      <style:text-properties style:font-name="Courier New" fo:font-family="'Courier New'" style:font-pitch="variable" style:font-name-complex="Symbol" style:font-family-complex="Symbol" style:font-pitch-complex="variable" style:font-charset-complex="x-symbol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9z1" style:family="text">
      <style:text-properties style:font-name="Courier New" fo:font-family="'Courier New'" style:font-pitch="variable" style:font-name-complex="Symbol" style:font-family-complex="Symbol" style:font-pitch-complex="variable" style:font-charset-complex="x-symbol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8Num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, 'ヒラギノ角ゴ Pro W3'" style:font-name-asian="OpenSymbol1" style:font-family-asian="OpenSymbol, 'ヒラギノ角ゴ Pro W3'" style:font-name-complex="OpenSymbol1" style:font-family-complex="OpenSymbol, 'ヒラギノ角ゴ Pro W3'"/>
    </style:style>
    <style:style style:name="Balloon_20_Text_20_Char" style:display-name="Balloon Text Char" style:family="text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WW8Num1z0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1z8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3" text:style-name="WW8Num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6" text:style-name="WW8Num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9" text:style-name="WW8Num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7083in" fo:text-indent="-0.25in" fo:margin-left="0.7083in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9583in" fo:text-indent="-0.25in" fo:margin-left="0.9583in"/>
        </style:list-level-properties>
        <style:text-properties style:font-name="OpenSymbol1"/>
      </text:list-level-style-bullet>
      <text:list-level-style-bullet text:level="3" text:style-name="WW8Num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083in" fo:text-indent="-0.25in" fo:margin-left="1.2083in"/>
        </style:list-level-properties>
        <style:text-properties style:font-name="OpenSymbol1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4583in" fo:text-indent="-0.25in" fo:margin-left="1.4583in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083in" fo:text-indent="-0.25in" fo:margin-left="1.7083in"/>
        </style:list-level-properties>
        <style:text-properties style:font-name="OpenSymbol1"/>
      </text:list-level-style-bullet>
      <text:list-level-style-bullet text:level="6" text:style-name="WW8Num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9583in" fo:text-indent="-0.25in" fo:margin-left="1.9583in"/>
        </style:list-level-properties>
        <style:text-properties style:font-name="OpenSymbol1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4583in" fo:text-indent="-0.25in" fo:margin-left="2.4583in"/>
        </style:list-level-properties>
        <style:text-properties style:font-name="OpenSymbol1"/>
      </text:list-level-style-bullet>
      <text:list-level-style-bullet text:level="9" text:style-name="WW8Num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3" text:style-name="WW8Num6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6" text:style-name="WW8Num6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9" text:style-name="WW8Num6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9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9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9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9374in" fo:margin-bottom="0.5in" fo:margin-left="1.25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874in" fo:margin-left="0in" fo:margin-right="0in" fo:margin-top="0.1484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Instant Resume Templates:  Career Change Resume</dc:title>
    <dc:subject>instant resume templates</dc:subject>
    <meta:keyword>instant resume templates doc</meta:keyword>
    <dc:description>Instant Resume Templates by Savetz Publishing, Inc. Download an instant resume template, open it in Microsoft Word, enter your information to customize it, and print your personalized Instant Resume Template.</dc:description>
    <meta:initial-creator>Savetz Publishing, Inc.</meta:initial-creator>
    <meta:creation-date>2012-07-23T17:22:00</meta:creation-date>
    <dc:date>2024-09-14T12:19:39.068291055</dc:date>
    <meta:editing-cycles>19</meta:editing-cycles>
    <meta:editing-duration>PT1H16M24S</meta:editing-duration>
    <meta:generator>LibreOffice/24.2.6.2$Linux_X86_64 LibreOffice_project/8e9a753d9daaea75c34b417ba1bdf556bf2fc5b3</meta:generator>
    <meta:print-date>2024-09-05T08:41:09.332134362</meta:print-date>
    <meta:printed-by>PDF files</meta:printed-by>
    <meta:document-statistic meta:table-count="1" meta:image-count="0" meta:object-count="0" meta:page-count="1" meta:paragraph-count="37" meta:word-count="356" meta:character-count="2466" meta:non-whitespace-character-count="2149"/>
    <meta:user-defined meta:name="Copyright">(c) 2010 Vertex42 LLC</meta:user-defined>
  </office:meta>
</office:document-meta>
</file>